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pl" fo:country="PL"/>
    </style:style>
    <style:style style:name="P2" style:parent-style-name="Akapitzlistą" style:list-style-name="LFO1" style:family="paragraph">
      <style:text-properties fo:language="pl" fo:country="PL"/>
    </style:style>
    <style:style style:name="P3" style:parent-style-name="Akapitzlistą" style:list-style-name="LFO1" style:family="paragraph">
      <style:text-properties fo:language="pl" fo:country="PL"/>
    </style:style>
    <style:style style:name="P4" style:parent-style-name="Akapitzlistą" style:family="paragraph">
      <style:text-properties fo:language="pl" fo:country="PL"/>
    </style:style>
    <style:style style:name="P5" style:parent-style-name="Akapitzlistą" style:family="paragraph">
      <style:text-properties fo:language="pl" fo:country="PL"/>
    </style:style>
    <style:style style:name="P6" style:parent-style-name="Akapitzlistą" style:family="paragraph">
      <style:text-properties fo:language="pl" fo:country="PL"/>
    </style:style>
    <style:style style:name="P7" style:parent-style-name="Akapitzlistą" style:family="paragraph">
      <style:text-properties fo:language="pl" fo:country="PL"/>
    </style:style>
    <style:style style:name="P8" style:parent-style-name="Akapitzlistą" style:list-style-name="LFO1" style:family="paragraph">
      <style:text-properties fo:language="pl" fo:country="PL"/>
    </style:style>
    <style:style style:name="P9" style:parent-style-name="Normalny" style:family="paragraph">
      <style:paragraph-properties fo:margin-bottom="0in" style:line-height-at-least="0.1979in" fo:background-color="#281016"/>
    </style:style>
    <style:style style:name="T10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11" style:parent-style-name="Domyślnaczcionkaakapitu" style:family="text">
      <style:text-properties style:font-name="Consolas" style:font-name-asian="Times New Roman" style:font-name-complex="Times New Roman" fo:color="#FFA25E" fo:font-size="10.5pt" style:font-size-asian="10.5pt" style:font-size-complex="10.5pt" fo:language="en" fo:country="US" style:language-asian="ru" style:country-asian="RU"/>
    </style:style>
    <style:style style:name="T12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13" style:parent-style-name="Domyślnaczcionkaakapitu" style:family="text">
      <style:text-properties style:font-name="Consolas" style:font-name-asian="Times New Roman" style:font-name-complex="Times New Roman" fo:color="#FFA25E" fo:font-size="10.5pt" style:font-size-asian="10.5pt" style:font-size-complex="10.5pt" fo:language="en" fo:country="US" style:language-asian="ru" style:country-asian="RU"/>
    </style:style>
    <style:style style:name="T14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15" style:parent-style-name="Domyślnaczcionkaakapitu" style:family="text">
      <style:text-properties style:font-name="Consolas" style:font-name-asian="Times New Roman" style:font-name-complex="Times New Roman" fo:color="#FFA25E" fo:font-size="10.5pt" style:font-size-asian="10.5pt" style:font-size-complex="10.5pt" fo:language="en" fo:country="US" style:language-asian="ru" style:country-asian="RU"/>
    </style:style>
    <style:style style:name="T1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7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1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9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en" fo:country="US" style:language-asian="ru" style:country-asian="RU"/>
    </style:style>
    <style:style style:name="T2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1" style:parent-style-name="Domyślnaczcionkaakapitu" style:family="text">
      <style:text-properties style:font-name="Consolas" style:font-name-asian="Times New Roman" style:font-name-complex="Times New Roman" fo:color="#FFA25E" fo:font-size="10.5pt" style:font-size-asian="10.5pt" style:font-size-complex="10.5pt" fo:language="en" fo:country="US" style:language-asian="ru" style:country-asian="RU"/>
    </style:style>
    <style:style style:name="T2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P23" style:parent-style-name="Normalny" style:family="paragraph">
      <style:paragraph-properties fo:margin-bottom="0in" style:line-height-at-least="0.1979in" fo:background-color="#281016"/>
    </style:style>
    <style:style style:name="T2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5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2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7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2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3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3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3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fo:language="en" fo:country="US" style:language-asian="ru" style:country-asian="RU"/>
    </style:style>
    <style:style style:name="T3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3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3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9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en" fo:country="US" style:language-asian="ru" style:country-asian="RU"/>
    </style:style>
    <style:style style:name="T4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41" style:parent-style-name="Domyślnaczcionkaakapitu" style:family="text">
      <style:text-properties style:font-name="Consolas" style:font-name-asian="Times New Roman" style:font-name-complex="Times New Roman" fo:color="#FFABC3" fo:font-size="10.5pt" style:font-size-asian="10.5pt" style:font-size-complex="10.5pt" fo:language="en" fo:country="US" style:language-asian="ru" style:country-asian="RU"/>
    </style:style>
    <style:style style:name="T4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43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4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P45" style:parent-style-name="Normalny" style:family="paragraph">
      <style:paragraph-properties fo:margin-bottom="0in" style:line-height-at-least="0.1979in" fo:background-color="#281016"/>
    </style:style>
    <style:style style:name="T4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47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pl" fo:country="PL" style:language-asian="ru" style:country-asian="RU"/>
    </style:style>
    <style:style style:name="T4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4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5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5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5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53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5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55" style:parent-style-name="Normalny" style:family="paragraph">
      <style:paragraph-properties fo:margin-bottom="0in" style:line-height-at-least="0.1979in" fo:background-color="#281016"/>
    </style:style>
    <style:style style:name="T5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57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pl" fo:country="PL" style:language-asian="ru" style:country-asian="RU"/>
    </style:style>
    <style:style style:name="T5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5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6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6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6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63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fo:language="pl" fo:country="PL" style:language-asian="ru" style:country-asian="RU"/>
    </style:style>
    <style:style style:name="T6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65" style:parent-style-name="Normalny" style:family="paragraph">
      <style:paragraph-properties fo:margin-bottom="0in" style:line-height-at-least="0.1979in" fo:background-color="#281016"/>
    </style:style>
    <style:style style:name="T6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67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6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69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7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71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7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73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7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7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7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7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7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79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fo:language="en" fo:country="US" style:language-asian="ru" style:country-asian="RU"/>
    </style:style>
    <style:style style:name="T8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81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8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83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8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85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en" fo:country="US" style:language-asian="ru" style:country-asian="RU"/>
    </style:style>
    <style:style style:name="T8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87" style:parent-style-name="Domyślnaczcionkaakapitu" style:family="text">
      <style:text-properties style:font-name="Consolas" style:font-name-asian="Times New Roman" style:font-name-complex="Times New Roman" fo:color="#FFABC3" fo:font-size="10.5pt" style:font-size-asian="10.5pt" style:font-size-complex="10.5pt" fo:language="en" fo:country="US" style:language-asian="ru" style:country-asian="RU"/>
    </style:style>
    <style:style style:name="T8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8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9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P91" style:parent-style-name="Normalny" style:family="paragraph">
      <style:paragraph-properties fo:margin-bottom="0in" style:line-height-at-least="0.1979in" fo:background-color="#281016"/>
    </style:style>
    <style:style style:name="T9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93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9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95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en" fo:country="US" style:language-asian="ru" style:country-asian="RU"/>
    </style:style>
    <style:style style:name="T9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97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9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99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10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01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en" fo:country="US" style:language-asian="ru" style:country-asian="RU"/>
    </style:style>
    <style:style style:name="T10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03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10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P105" style:parent-style-name="Normalny" style:family="paragraph">
      <style:paragraph-properties fo:margin-bottom="0in" style:line-height-at-least="0.1979in" fo:background-color="#281016"/>
    </style:style>
    <style:style style:name="T10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07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0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09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11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11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1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113" style:parent-style-name="Normalny" style:family="paragraph">
      <style:paragraph-properties fo:margin-bottom="0in" style:line-height-at-least="0.1979in" fo:background-color="#281016"/>
    </style:style>
    <style:style style:name="T11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1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1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1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11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19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fo:language="pl" fo:country="PL" style:language-asian="ru" style:country-asian="RU"/>
    </style:style>
    <style:style style:name="T12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121" style:parent-style-name="Normalny" style:family="paragraph">
      <style:paragraph-properties fo:margin-bottom="0in" style:line-height-at-least="0.1979in" fo:background-color="#281016"/>
    </style:style>
    <style:style style:name="T12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23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pl" fo:country="PL" style:language-asian="ru" style:country-asian="RU"/>
    </style:style>
    <style:style style:name="T12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25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pl" fo:country="PL" style:language-asian="ru" style:country-asian="RU"/>
    </style:style>
    <style:style style:name="T12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27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pl" fo:country="PL" style:language-asian="ru" style:country-asian="RU"/>
    </style:style>
    <style:style style:name="T12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2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3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3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13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33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pl" fo:country="PL" style:language-asian="ru" style:country-asian="RU"/>
    </style:style>
    <style:style style:name="T13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3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3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37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3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139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140" style:parent-style-name="Normalny" style:family="paragraph">
      <style:paragraph-properties fo:margin-bottom="0in" style:line-height-at-least="0.1979in" fo:background-color="#281016"/>
    </style:style>
    <style:style style:name="T141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42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pl" fo:country="PL" style:language-asian="ru" style:country-asian="RU"/>
    </style:style>
    <style:style style:name="T143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44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45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46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147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48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pl" fo:country="PL" style:language-asian="ru" style:country-asian="RU"/>
    </style:style>
    <style:style style:name="T149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50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51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152" style:parent-style-name="Normalny" style:family="paragraph">
      <style:paragraph-properties fo:margin-bottom="0in" style:line-height-at-least="0.1979in" fo:background-color="#281016"/>
    </style:style>
    <style:style style:name="T153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54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pl" fo:country="PL" style:language-asian="ru" style:country-asian="RU"/>
    </style:style>
    <style:style style:name="T155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56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57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58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159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60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pl" fo:country="PL" style:language-asian="ru" style:country-asian="RU"/>
    </style:style>
    <style:style style:name="T161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62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63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164" style:parent-style-name="Normalny" style:family="paragraph">
      <style:paragraph-properties fo:margin-bottom="0in" style:line-height-at-least="0.1979in" fo:background-color="#281016"/>
    </style:style>
    <style:style style:name="T165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66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pl" fo:country="PL" style:language-asian="ru" style:country-asian="RU"/>
    </style:style>
    <style:style style:name="T167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68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69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70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171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72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173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174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175" style:parent-style-name="Normalny" style:family="paragraph">
      <style:paragraph-properties fo:margin-bottom="0in" style:line-height-at-least="0.1979in" fo:background-color="#281016"/>
    </style:style>
    <style:style style:name="T176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77" style:parent-style-name="Normalny" style:family="paragraph">
      <style:paragraph-properties fo:margin-bottom="0in" style:line-height-at-least="0.1979in" fo:background-color="#281016"/>
    </style:style>
    <style:style style:name="T17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179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18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81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18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83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18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85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18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87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18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89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19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91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fo:language="en" fo:country="US" style:language-asian="ru" style:country-asian="RU"/>
    </style:style>
    <style:style style:name="T19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93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19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95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19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97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en" fo:country="US" style:language-asian="ru" style:country-asian="RU"/>
    </style:style>
    <style:style style:name="T19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199" style:parent-style-name="Domyślnaczcionkaakapitu" style:family="text">
      <style:text-properties style:font-name="Consolas" style:font-name-asian="Times New Roman" style:font-name-complex="Times New Roman" fo:color="#FFABC3" fo:font-size="10.5pt" style:font-size-asian="10.5pt" style:font-size-complex="10.5pt" fo:language="en" fo:country="US" style:language-asian="ru" style:country-asian="RU"/>
    </style:style>
    <style:style style:name="T20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01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20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P203" style:parent-style-name="Normalny" style:family="paragraph">
      <style:paragraph-properties fo:margin-bottom="0in" style:line-height-at-least="0.1979in" fo:background-color="#281016"/>
    </style:style>
    <style:style style:name="T20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05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20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07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en" fo:country="US" style:language-asian="ru" style:country-asian="RU"/>
    </style:style>
    <style:style style:name="T20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0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21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1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21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13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en" fo:country="US" style:language-asian="ru" style:country-asian="RU"/>
    </style:style>
    <style:style style:name="T21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1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21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P217" style:parent-style-name="Normalny" style:family="paragraph">
      <style:paragraph-properties fo:margin-bottom="0in" style:line-height-at-least="0.1979in" fo:background-color="#281016"/>
    </style:style>
    <style:style style:name="T21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1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2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2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22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23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pl" fo:country="PL" style:language-asian="ru" style:country-asian="RU"/>
    </style:style>
    <style:style style:name="T22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2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2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227" style:parent-style-name="Normalny" style:family="paragraph">
      <style:paragraph-properties fo:margin-bottom="0in" style:line-height-at-least="0.1979in" fo:background-color="#281016"/>
    </style:style>
    <style:style style:name="T22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29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pl" fo:country="PL" style:language-asian="ru" style:country-asian="RU"/>
    </style:style>
    <style:style style:name="T23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31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pl" fo:country="PL" style:language-asian="ru" style:country-asian="RU"/>
    </style:style>
    <style:style style:name="T23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33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3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35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23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37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3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3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4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4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24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43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4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45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24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47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4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49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25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51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fo:language="pl" fo:country="PL" style:language-asian="ru" style:country-asian="RU"/>
    </style:style>
    <style:style style:name="T25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53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pl" fo:country="PL" style:language-asian="ru" style:country-asian="RU"/>
    </style:style>
    <style:style style:name="T25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5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5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5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25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59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pl" fo:country="PL" style:language-asian="ru" style:country-asian="RU"/>
    </style:style>
    <style:style style:name="T26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61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62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263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fo:language="pl" fo:country="PL" style:language-asian="ru" style:country-asian="RU"/>
    </style:style>
    <style:style style:name="T26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6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6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267" style:parent-style-name="Normalny" style:family="paragraph">
      <style:paragraph-properties fo:margin-bottom="0in" style:line-height-at-least="0.1979in" fo:background-color="#281016"/>
    </style:style>
    <style:style style:name="T26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69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pl" fo:country="PL" style:language-asian="ru" style:country-asian="RU"/>
    </style:style>
    <style:style style:name="T27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71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7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73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27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7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7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7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27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79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fo:language="pl" fo:country="PL" style:language-asian="ru" style:country-asian="RU"/>
    </style:style>
    <style:style style:name="T28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8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pl" fo:country="PL" style:language-asian="ru" style:country-asian="RU"/>
    </style:style>
    <style:style style:name="T28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83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8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P285" style:parent-style-name="Normalny" style:family="paragraph">
      <style:paragraph-properties fo:margin-bottom="0in" style:line-height-at-least="0.1979in" fo:background-color="#281016"/>
    </style:style>
    <style:style style:name="T28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87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pl" fo:country="PL" style:language-asian="ru" style:country-asian="RU"/>
    </style:style>
    <style:style style:name="T28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pl" fo:country="PL" style:language-asian="ru" style:country-asian="RU"/>
    </style:style>
    <style:style style:name="T289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P290" style:parent-style-name="Akapitzlistą" style:family="paragraph">
      <style:text-properties fo:language="pl" fo:country="PL"/>
    </style:style>
    <style:style style:name="P291" style:parent-style-name="Akapitzlistą" style:list-style-name="LFO1" style:family="paragraph">
      <style:text-properties fo:language="pl" fo:country="PL"/>
    </style:style>
    <style:style style:name="P292" style:parent-style-name="Normalny" style:family="paragraph">
      <style:paragraph-properties fo:margin-bottom="0in" style:line-height-at-least="0.1979in" fo:background-color="#281016"/>
    </style:style>
    <style:style style:name="T293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9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95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29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97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29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29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30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0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30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03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fo:language="en" fo:country="US" style:language-asian="ru" style:country-asian="RU"/>
    </style:style>
    <style:style style:name="T30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0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30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0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30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09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en" fo:country="US" style:language-asian="ru" style:country-asian="RU"/>
    </style:style>
    <style:style style:name="T31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11" style:parent-style-name="Domyślnaczcionkaakapitu" style:family="text">
      <style:text-properties style:font-name="Consolas" style:font-name-asian="Times New Roman" style:font-name-complex="Times New Roman" fo:color="#FFABC3" fo:font-size="10.5pt" style:font-size-asian="10.5pt" style:font-size-complex="10.5pt" fo:language="en" fo:country="US" style:language-asian="ru" style:country-asian="RU"/>
    </style:style>
    <style:style style:name="T31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13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31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P315" style:parent-style-name="Normalny" style:family="paragraph">
      <style:paragraph-properties fo:margin-bottom="0in" style:line-height-at-least="0.1979in" fo:background-color="#281016"/>
    </style:style>
    <style:style style:name="T31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17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style:language-asian="ru" style:country-asian="RU"/>
    </style:style>
    <style:style style:name="T31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1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style:language-asian="ru" style:country-asian="RU"/>
    </style:style>
    <style:style style:name="T32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2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style:language-asian="ru" style:country-asian="RU"/>
    </style:style>
    <style:style style:name="T32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23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style:language-asian="ru" style:country-asian="RU"/>
    </style:style>
    <style:style style:name="T32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2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style:language-asian="ru" style:country-asian="RU"/>
    </style:style>
    <style:style style:name="T32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P327" style:parent-style-name="Normalny" style:family="paragraph">
      <style:paragraph-properties fo:margin-bottom="0in" style:line-height-at-least="0.1979in" fo:background-color="#281016"/>
    </style:style>
    <style:style style:name="T32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29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style:language-asian="ru" style:country-asian="RU"/>
    </style:style>
    <style:style style:name="T33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31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style:language-asian="ru" style:country-asian="RU"/>
    </style:style>
    <style:style style:name="T33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33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style:language-asian="ru" style:country-asian="RU"/>
    </style:style>
    <style:style style:name="T33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3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style:language-asian="ru" style:country-asian="RU"/>
    </style:style>
    <style:style style:name="T33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3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style:language-asian="ru" style:country-asian="RU"/>
    </style:style>
    <style:style style:name="T33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39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style:language-asian="ru" style:country-asian="RU"/>
    </style:style>
    <style:style style:name="T34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P341" style:parent-style-name="Normalny" style:family="paragraph">
      <style:paragraph-properties fo:margin-bottom="0in" style:line-height-at-least="0.1979in" fo:background-color="#281016"/>
    </style:style>
    <style:style style:name="T34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43" style:parent-style-name="Domyślnaczcionkaakapitu" style:family="text">
      <style:text-properties style:font-name="Consolas" style:font-name-asian="Times New Roman" style:font-name-complex="Times New Roman" fo:color="#F93E3E" fo:font-size="10.5pt" style:font-size-asian="10.5pt" style:font-size-complex="10.5pt" fo:language="en" fo:country="US" style:language-asian="ru" style:country-asian="RU"/>
    </style:style>
    <style:style style:name="T34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4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34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4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34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49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fo:language="en" fo:country="US" style:language-asian="ru" style:country-asian="RU"/>
    </style:style>
    <style:style style:name="T35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5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35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53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fo:language="en" fo:country="US" style:language-asian="ru" style:country-asian="RU"/>
    </style:style>
    <style:style style:name="T35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5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35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5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fo:language="en" fo:country="US" style:language-asian="ru" style:country-asian="RU"/>
    </style:style>
    <style:style style:name="T35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5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fo:language="en" fo:country="US" style:language-asian="ru" style:country-asian="RU"/>
    </style:style>
    <style:style style:name="T36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P361" style:parent-style-name="Normalny" style:family="paragraph">
      <style:paragraph-properties fo:margin-bottom="0in" style:line-height-at-least="0.1979in" fo:background-color="#281016"/>
    </style:style>
    <style:style style:name="T36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fo:language="en" fo:country="US" style:language-asian="ru" style:country-asian="RU"/>
    </style:style>
    <style:style style:name="T363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style:language-asian="ru" style:country-asian="RU"/>
    </style:style>
    <style:style style:name="T36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6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style:language-asian="ru" style:country-asian="RU"/>
    </style:style>
    <style:style style:name="T36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6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style:language-asian="ru" style:country-asian="RU"/>
    </style:style>
    <style:style style:name="T36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69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style:language-asian="ru" style:country-asian="RU"/>
    </style:style>
    <style:style style:name="T37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7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style:language-asian="ru" style:country-asian="RU"/>
    </style:style>
    <style:style style:name="T37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73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style:language-asian="ru" style:country-asian="RU"/>
    </style:style>
    <style:style style:name="T37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7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style:language-asian="ru" style:country-asian="RU"/>
    </style:style>
    <style:style style:name="T37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P377" style:parent-style-name="Normalny" style:family="paragraph">
      <style:paragraph-properties fo:margin-bottom="0in" style:line-height-at-least="0.1979in" fo:background-color="#281016"/>
    </style:style>
    <style:style style:name="T37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79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style:language-asian="ru" style:country-asian="RU"/>
    </style:style>
    <style:style style:name="T38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P381" style:parent-style-name="Normalny" style:family="paragraph">
      <style:paragraph-properties fo:margin-bottom="0in" style:line-height-at-least="0.1979in" fo:background-color="#281016"/>
    </style:style>
    <style:style style:name="T38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83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FF87AE" fo:font-size="10.5pt" style:font-size-asian="10.5pt" style:font-size-complex="10.5pt" style:language-asian="ru" style:country-asian="RU"/>
    </style:style>
    <style:style style:name="T38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85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style:language-asian="ru" style:country-asian="RU"/>
    </style:style>
    <style:style style:name="T386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87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style:language-asian="ru" style:country-asian="RU"/>
    </style:style>
    <style:style style:name="T388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89" style:parent-style-name="Domyślnaczcionkaakapitu" style:family="text">
      <style:text-properties style:font-name="Consolas" style:font-name-asian="Times New Roman" style:font-name-complex="Times New Roman" fo:color="#C4715D" fo:font-size="10.5pt" style:font-size-asian="10.5pt" style:font-size-complex="10.5pt" style:language-asian="ru" style:country-asian="RU"/>
    </style:style>
    <style:style style:name="T390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91" style:parent-style-name="Domyślnaczcionkaakapitu" style:family="text">
      <style:text-properties style:font-name="Consolas" style:font-name-asian="Times New Roman" style:font-name-complex="Times New Roman" fo:color="#F7BBBB" fo:font-size="10.5pt" style:font-size-asian="10.5pt" style:font-size-complex="10.5pt" style:language-asian="ru" style:country-asian="RU"/>
    </style:style>
    <style:style style:name="T392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T393" style:parent-style-name="Domyślnaczcionkaakapitu" style:family="text">
      <style:text-properties style:font-name="Consolas" style:font-name-asian="Times New Roman" style:font-name-complex="Times New Roman" fo:color="#FF87AE" fo:font-size="10.5pt" style:font-size-asian="10.5pt" style:font-size-complex="10.5pt" style:language-asian="ru" style:country-asian="RU"/>
    </style:style>
    <style:style style:name="T394" style:parent-style-name="Domyślnaczcionkaakapitu" style:family="text">
      <style:text-properties style:font-name="Consolas" style:font-name-asian="Times New Roman" style:font-name-complex="Times New Roman" fo:color="#FFA2B8" fo:font-size="10.5pt" style:font-size-asian="10.5pt" style:font-size-complex="10.5pt" style:language-asian="ru" style:country-asian="RU"/>
    </style:style>
    <style:style style:name="P395" style:parent-style-name="Akapitzlistą" style:family="paragraph">
      <style:text-properties fo:language="pl" fo:country="PL"/>
    </style:style>
    <style:style style:name="P396" style:parent-style-name="Akapitzlistą" style:list-style-name="LFO1" style:family="paragraph">
      <style:text-properties fo:language="pl" fo:country="PL"/>
    </style:style>
    <style:style style:name="P397" style:parent-style-name="Akapitzlistą" style:list-style-name="LFO2" style:family="paragraph">
      <style:text-properties fo:language="pl" fo:country="PL"/>
    </style:style>
    <style:style style:name="P398" style:parent-style-name="Akapitzlistą" style:list-style-name="LFO2" style:family="paragraph">
      <style:text-properties fo:language="pl" fo:country="PL"/>
    </style:style>
    <style:style style:name="P399" style:parent-style-name="Akapitzlistą" style:list-style-name="LFO2" style:family="paragraph">
      <style:text-properties fo:language="pl" fo:country="PL"/>
    </style:style>
    <style:style style:name="P400" style:parent-style-name="Akapitzlistą" style:list-style-name="LFO2" style:family="paragraph">
      <style:text-properties fo:language="pl" fo:country="PL"/>
    </style:style>
    <style:style style:name="P401" style:parent-style-name="Akapitzlistą" style:family="paragraph">
      <style:paragraph-properties fo:margin-left="0.75in">
        <style:tab-stops/>
      </style:paragraph-properties>
      <style:text-properties fo:language="pl" fo:country="PL"/>
    </style:style>
    <style:style style:name="P402" style:parent-style-name="Akapitzlistą" style:family="paragraph">
      <style:paragraph-properties fo:margin-left="0.75in">
        <style:tab-stops/>
      </style:paragraph-properties>
      <style:text-properties fo:language="pl" fo:country="PL"/>
    </style:style>
    <style:style style:name="P403" style:parent-style-name="Akapitzlistą" style:list-style-name="LFO3" style:family="paragraph">
      <style:text-properties fo:language="pl" fo:country="PL"/>
    </style:style>
    <style:style style:name="P404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05" style:parent-style-name="Akapitzlistą" style:list-style-name="LFO3" style:family="paragraph">
      <style:text-properties fo:language="pl" fo:country="PL"/>
    </style:style>
    <style:style style:name="P406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07" style:parent-style-name="Akapitzlistą" style:list-style-name="LFO3" style:family="paragraph">
      <style:text-properties fo:language="pl" fo:country="PL"/>
    </style:style>
    <style:style style:name="P408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09" style:parent-style-name="Akapitzlistą" style:list-style-name="LFO3" style:family="paragraph">
      <style:text-properties fo:language="pl" fo:country="PL"/>
    </style:style>
    <style:style style:name="P410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11" style:parent-style-name="Akapitzlistą" style:list-style-name="LFO3" style:family="paragraph">
      <style:text-properties fo:language="pl" fo:country="PL"/>
    </style:style>
    <style:style style:name="P412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13" style:parent-style-name="Akapitzlistą" style:list-style-name="LFO3" style:family="paragraph">
      <style:text-properties fo:language="pl" fo:country="PL"/>
    </style:style>
    <style:style style:name="P414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15" style:parent-style-name="Akapitzlistą" style:list-style-name="LFO3" style:family="paragraph">
      <style:text-properties fo:language="pl" fo:country="PL"/>
    </style:style>
    <style:style style:name="P416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17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18" style:parent-style-name="Akapitzlistą" style:list-style-name="LFO3" style:family="paragraph">
      <style:text-properties fo:language="pl" fo:country="PL"/>
    </style:style>
    <style:style style:name="P419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20" style:parent-style-name="Akapitzlistą" style:list-style-name="LFO3" style:family="paragraph">
      <style:text-properties fo:language="pl" fo:country="PL"/>
    </style:style>
    <style:style style:name="P421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22" style:parent-style-name="Akapitzlistą" style:list-style-name="LFO3" style:family="paragraph">
      <style:text-properties fo:language="pl" fo:country="PL"/>
    </style:style>
    <style:style style:name="P423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24" style:parent-style-name="Akapitzlistą" style:list-style-name="LFO3" style:family="paragraph">
      <style:text-properties fo:language="pl" fo:country="PL"/>
    </style:style>
    <style:style style:name="P425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26" style:parent-style-name="Akapitzlistą" style:list-style-name="LFO3" style:family="paragraph">
      <style:text-properties fo:language="pl" fo:country="PL"/>
    </style:style>
    <style:style style:name="P427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28" style:parent-style-name="Akapitzlistą" style:list-style-name="LFO3" style:family="paragraph">
      <style:text-properties fo:language="pl" fo:country="PL"/>
    </style:style>
    <style:style style:name="P429" style:parent-style-name="Akapitzlistą" style:family="paragraph">
      <style:paragraph-properties fo:margin-left="1in">
        <style:tab-stops/>
      </style:paragraph-properties>
      <style:text-properties fo:language="pl" fo:country="PL"/>
    </style:style>
    <style:style style:name="P430" style:parent-style-name="Akapitzlistą" style:family="paragraph">
      <style:text-properties fo:language="pl" fo:country="PL"/>
    </style:style>
    <style:style style:name="P431" style:parent-style-name="Akapitzlistą" style:family="paragraph">
      <style:text-properties fo:language="pl" fo:country="PL"/>
    </style:style>
  </office:automatic-styles>
  <office:body>
    <office:text text:use-soft-page-breaks="true">
      <text:p text:style-name="P1">Zadanie tablicowe</text:p>
      <text:list text:style-name="LFO1" text:continue-numbering="true">
        <text:list-item>
          <text:p text:style-name="P2">BubbleSort wykonuje zamianę przy każdym porównaniu elementów w przypadku, gdy tablica wejściowa jest posortowana w odwrotnej kolejności (czyli od największego elementu do najmniejszego). Powodem służy przesunięcie absolutnie każdego elementu na swoje miejsce.<text:s/></text:p>
        </text:list-item>
        <text:list-item>
          <text:p text:style-name="P3">BubbleSort porównuje sąsiednie elementy i jeśli ich kolejność nie jest poprawna, to zamienia miejscami. W przypadku równych elementów nie dokona żadnej zmiany, bo uważa, że te elementy są już posortowane.<text:s/></text:p>
        </text:list-item>
      </text:list>
      <text:p text:style-name="P4">Przykład:<text:s/></text:p>
      <text:p text:style-name="P5">[(3, ‘C’), (2, ‘B’), (2, ‘A’), (1, ‘D’)]</text:p>
      <text:p text:style-name="P6">Sortujemy według liczby:</text:p>
      <text:p text:style-name="P7">[(1, ‘D’), (2, ‘B’), (2, ‘A’), (3, ‘C’)]</text:p>
      <text:list text:style-name="LFO1" text:continue-numbering="true">
        <text:list-item>
          <text:p text:style-name="P8">Robimy SelectionSort stabilnym za pomocą pomocniczej tablicy.</text:p>
        </text:list-item>
      </text:list>
      <text:p text:style-name="P9"><text:span text:style-name="T10">public</text:span><text:span text:style-name="T11"><text:s/></text:span><text:span text:style-name="T12">static</text:span><text:span text:style-name="T13"><text:s/></text:span><text:span text:style-name="T14">void</text:span><text:span text:style-name="T15"><text:s/>StableSelectionSort</text:span><text:span text:style-name="T16">(</text:span><text:span text:style-name="T17">int</text:span><text:span text:style-name="T18">[]<text:s/></text:span><text:span text:style-name="T19">tab</text:span><text:span text:style-name="T20">)</text:span><text:span text:style-name="T21"><text:s/></text:span><text:span text:style-name="T22">{</text:span></text:p>
      <text:p text:style-name="P23"><text:span text:style-name="T24">       <text:s/></text:span><text:span text:style-name="T25">for</text:span><text:span text:style-name="T26"><text:s/>(</text:span><text:span text:style-name="T27">int</text:span><text:span text:style-name="T28"><text:s/></text:span><text:span text:style-name="T29">i</text:span><text:span text:style-name="T30"><text:s/></text:span><text:span text:style-name="T31">=</text:span><text:span text:style-name="T32"><text:s/></text:span><text:span text:style-name="T33">0</text:span><text:span text:style-name="T34">;<text:s/></text:span><text:span text:style-name="T35">i</text:span><text:span text:style-name="T36"><text:s/></text:span><text:span text:style-name="T37">&lt;</text:span><text:span text:style-name="T38"><text:s/></text:span><text:span text:style-name="T39">tab</text:span><text:span text:style-name="T40">.</text:span><text:span text:style-name="T41">length</text:span><text:span text:style-name="T42">;<text:s/></text:span><text:span text:style-name="T43">i</text:span><text:span text:style-name="T44">++) {</text:span></text:p>
      <text:p text:style-name="P45"><text:span text:style-name="T46">           <text:s/></text:span><text:span text:style-name="T47">int</text:span><text:span text:style-name="T48"><text:s/></text:span><text:span text:style-name="T49">min</text:span><text:span text:style-name="T50"><text:s/></text:span><text:span text:style-name="T51">=</text:span><text:span text:style-name="T52"><text:s/></text:span><text:span text:style-name="T53">i</text:span><text:span text:style-name="T54">;</text:span></text:p>
      <text:p text:style-name="P55"><text:span text:style-name="T56">           <text:s/></text:span><text:span text:style-name="T57">int</text:span><text:span text:style-name="T58"><text:s/></text:span><text:span text:style-name="T59">licznik</text:span><text:span text:style-name="T60"><text:s/></text:span><text:span text:style-name="T61">=</text:span><text:span text:style-name="T62"><text:s/></text:span><text:span text:style-name="T63">1</text:span><text:span text:style-name="T64">;</text:span></text:p>
      <text:p text:style-name="P65"><text:span text:style-name="T66">           <text:s/></text:span><text:span text:style-name="T67">for</text:span><text:span text:style-name="T68"><text:s/>(</text:span><text:span text:style-name="T69">int</text:span><text:span text:style-name="T70"><text:s/></text:span><text:span text:style-name="T71">j</text:span><text:span text:style-name="T72"><text:s/></text:span><text:span text:style-name="T73">=</text:span><text:span text:style-name="T74"><text:s/></text:span><text:span text:style-name="T75">i</text:span><text:span text:style-name="T76"><text:s/></text:span><text:span text:style-name="T77">+</text:span><text:span text:style-name="T78"><text:s/></text:span><text:span text:style-name="T79">1</text:span><text:span text:style-name="T80">;<text:s/></text:span><text:span text:style-name="T81">j</text:span><text:span text:style-name="T82"><text:s/></text:span><text:span text:style-name="T83">&lt;</text:span><text:span text:style-name="T84"><text:s/></text:span><text:span text:style-name="T85">tab</text:span><text:span text:style-name="T86">.</text:span><text:span text:style-name="T87">length</text:span><text:span text:style-name="T88">;<text:s/></text:span><text:span text:style-name="T89">j</text:span><text:span text:style-name="T90">++) {</text:span></text:p>
      <text:p text:style-name="P91"><text:span text:style-name="T92">               <text:s/></text:span><text:span text:style-name="T93">if</text:span><text:span text:style-name="T94"><text:s/>(</text:span><text:span text:style-name="T95">tab</text:span><text:span text:style-name="T96">[</text:span><text:span text:style-name="T97">j</text:span><text:span text:style-name="T98">]<text:s/></text:span><text:span text:style-name="T99">&lt;</text:span><text:span text:style-name="T100"><text:s/></text:span><text:span text:style-name="T101">tab</text:span><text:span text:style-name="T102">[</text:span><text:span text:style-name="T103">min</text:span><text:span text:style-name="T104">]) {</text:span></text:p>
      <text:p text:style-name="P105"><text:span text:style-name="T106">                   <text:s/></text:span><text:span text:style-name="T107">min</text:span><text:span text:style-name="T108"><text:s/></text:span><text:span text:style-name="T109">=</text:span><text:span text:style-name="T110"><text:s/></text:span><text:span text:style-name="T111">j</text:span><text:span text:style-name="T112">;</text:span></text:p>
      <text:p text:style-name="P113"><text:span text:style-name="T114">                   <text:s/></text:span><text:span text:style-name="T115">licznik</text:span><text:span text:style-name="T116"><text:s/></text:span><text:span text:style-name="T117">=</text:span><text:span text:style-name="T118"><text:s/></text:span><text:span text:style-name="T119">1</text:span><text:span text:style-name="T120">;}<text:s/></text:span></text:p>
      <text:p text:style-name="P121"><text:span text:style-name="T122">               <text:s/></text:span><text:span text:style-name="T123">else</text:span><text:span text:style-name="T124"><text:s/></text:span><text:span text:style-name="T125">if</text:span><text:span text:style-name="T126"><text:s/>(</text:span><text:span text:style-name="T127">tab</text:span><text:span text:style-name="T128">[</text:span><text:span text:style-name="T129">j</text:span><text:span text:style-name="T130">]<text:s/></text:span><text:span text:style-name="T131">==</text:span><text:span text:style-name="T132"><text:s/></text:span><text:span text:style-name="T133">tab</text:span><text:span text:style-name="T134">[</text:span><text:span text:style-name="T135">min</text:span><text:span text:style-name="T136">])<text:s/></text:span><text:span text:style-name="T137">licznik</text:span><text:span text:style-name="T138">++;}</text:span></text:p>
      <text:p text:style-name="P139">   <text:s/></text:p>
      <text:p text:style-name="P140"><text:span text:style-name="T141">           <text:s/></text:span><text:span text:style-name="T142">int</text:span><text:span text:style-name="T143"><text:s/></text:span><text:span text:style-name="T144">temp</text:span><text:span text:style-name="T145"><text:s/></text:span><text:span text:style-name="T146">=</text:span><text:span text:style-name="T147"><text:s/></text:span><text:span text:style-name="T148">tab</text:span><text:span text:style-name="T149">[</text:span><text:span text:style-name="T150">i</text:span><text:span text:style-name="T151">];</text:span></text:p>
      <text:p text:style-name="P152"><text:span text:style-name="T153">           <text:s/></text:span><text:span text:style-name="T154">tab</text:span><text:span text:style-name="T155">[</text:span><text:span text:style-name="T156">i</text:span><text:span text:style-name="T157">]<text:s/></text:span><text:span text:style-name="T158">=</text:span><text:span text:style-name="T159"><text:s/></text:span><text:span text:style-name="T160">tab</text:span><text:span text:style-name="T161">[</text:span><text:span text:style-name="T162">min</text:span><text:span text:style-name="T163">];</text:span></text:p>
      <text:p text:style-name="P164"><text:span text:style-name="T165">           <text:s/></text:span><text:span text:style-name="T166">tab</text:span><text:span text:style-name="T167">[</text:span><text:span text:style-name="T168">min</text:span><text:span text:style-name="T169">]<text:s/></text:span><text:span text:style-name="T170">=</text:span><text:span text:style-name="T171"><text:s/></text:span><text:span text:style-name="T172">temp</text:span><text:span text:style-name="T173">;</text:span></text:p>
      <text:p text:style-name="P174">   <text:s/></text:p>
      <text:p text:style-name="P175"><text:span text:style-name="T176">//przesuwanie elementow o takiej samej wartosci w gore o jeden indeks</text:span></text:p>
      <text:p text:style-name="P177"><text:span text:style-name="T178">           <text:s/></text:span><text:span text:style-name="T179">for</text:span><text:span text:style-name="T180"><text:s/>(</text:span><text:span text:style-name="T181">int</text:span><text:span text:style-name="T182"><text:s/></text:span><text:span text:style-name="T183">k</text:span><text:span text:style-name="T184"><text:s/></text:span><text:span text:style-name="T185">=</text:span><text:span text:style-name="T186"><text:s/></text:span><text:span text:style-name="T187">i</text:span><text:span text:style-name="T188"><text:s/></text:span><text:span text:style-name="T189">+</text:span><text:span text:style-name="T190"><text:s/></text:span><text:span text:style-name="T191">1</text:span><text:span text:style-name="T192">;<text:s/></text:span><text:span text:style-name="T193">k</text:span><text:span text:style-name="T194"><text:s/></text:span><text:span text:style-name="T195">&lt;</text:span><text:span text:style-name="T196"><text:s/></text:span><text:span text:style-name="T197">tab</text:span><text:span text:style-name="T198">.</text:span><text:span text:style-name="T199">length</text:span><text:span text:style-name="T200">;<text:s/></text:span><text:span text:style-name="T201">k</text:span><text:span text:style-name="T202">++) {</text:span></text:p>
      <text:p text:style-name="P203"><text:span text:style-name="T204">               <text:s/></text:span><text:span text:style-name="T205">if</text:span><text:span text:style-name="T206"><text:s/>(</text:span><text:span text:style-name="T207">tab</text:span><text:span text:style-name="T208">[</text:span><text:span text:style-name="T209">k</text:span><text:span text:style-name="T210">]<text:s/></text:span><text:span text:style-name="T211">==</text:span><text:span text:style-name="T212"><text:s/></text:span><text:span text:style-name="T213">tab</text:span><text:span text:style-name="T214">[</text:span><text:span text:style-name="T215">min</text:span><text:span text:style-name="T216">]) {</text:span></text:p>
      <text:p text:style-name="P217"><text:span text:style-name="T218">                   <text:s/></text:span><text:span text:style-name="T219">temp</text:span><text:span text:style-name="T220"><text:s/></text:span><text:span text:style-name="T221">=</text:span><text:span text:style-name="T222"><text:s/></text:span><text:span text:style-name="T223">tab</text:span><text:span text:style-name="T224">[</text:span><text:span text:style-name="T225">k</text:span><text:span text:style-name="T226">];</text:span></text:p>
      <text:p text:style-name="P227"><text:span text:style-name="T228">                   <text:s/></text:span><text:span text:style-name="T229">for</text:span><text:span text:style-name="T230"><text:s/>(</text:span><text:span text:style-name="T231">int</text:span><text:span text:style-name="T232"><text:s/></text:span><text:span text:style-name="T233">l</text:span><text:span text:style-name="T234"><text:s/></text:span><text:span text:style-name="T235">=</text:span><text:span text:style-name="T236"><text:s/></text:span><text:span text:style-name="T237">k</text:span><text:span text:style-name="T238">;<text:s/></text:span><text:span text:style-name="T239">l</text:span><text:span text:style-name="T240"><text:s/></text:span><text:span text:style-name="T241">&gt;</text:span><text:span text:style-name="T242"><text:s/></text:span><text:span text:style-name="T243">i</text:span><text:span text:style-name="T244"><text:s/></text:span><text:span text:style-name="T245">+</text:span><text:span text:style-name="T246"><text:s/></text:span><text:span text:style-name="T247">licznik</text:span><text:span text:style-name="T248"><text:s/></text:span><text:span text:style-name="T249">-</text:span><text:span text:style-name="T250"><text:s/></text:span><text:span text:style-name="T251">1</text:span><text:span text:style-name="T252">;<text:s/></text:span><text:span text:style-name="T253">tab</text:span><text:span text:style-name="T254">[</text:span><text:span text:style-name="T255">l</text:span><text:span text:style-name="T256">]<text:s/></text:span><text:span text:style-name="T257">=</text:span><text:span text:style-name="T258"><text:s/></text:span><text:span text:style-name="T259">tab</text:span><text:span text:style-name="T260">[</text:span><text:span text:style-name="T261">l</text:span><text:span text:style-name="T262">-</text:span><text:span text:style-name="T263">1</text:span><text:span text:style-name="T264">],<text:s/></text:span><text:span text:style-name="T265">l</text:span><text:span text:style-name="T266">--);</text:span></text:p>
      <text:p text:style-name="P267"><text:span text:style-name="T268">                   <text:s/></text:span><text:span text:style-name="T269">tab</text:span><text:span text:style-name="T270">[</text:span><text:span text:style-name="T271">i</text:span><text:span text:style-name="T272"><text:s/></text:span><text:span text:style-name="T273">+</text:span><text:span text:style-name="T274"><text:s/></text:span><text:span text:style-name="T275">licznik</text:span><text:span text:style-name="T276"><text:s/></text:span><text:span text:style-name="T277">-</text:span><text:span text:style-name="T278"><text:s/></text:span><text:span text:style-name="T279">1</text:span><text:span text:style-name="T280">]<text:s/></text:span><text:span text:style-name="T281">=</text:span><text:span text:style-name="T282"><text:s/></text:span><text:span text:style-name="T283">temp</text:span><text:span text:style-name="T284">;</text:span></text:p>
      <text:p text:style-name="P285"><text:span text:style-name="T286">                   <text:s/></text:span><text:span text:style-name="T287">licznik</text:span><text:span text:style-name="T288">--;}}}</text:span><text:span text:style-name="T289">}</text:span></text:p>
      <text:p text:style-name="P290"/>
      <text:list text:style-name="LFO1" text:continue-numbering="true">
        <text:list-item>
          <text:p text:style-name="P291">InsertionSort jest stały, bo elementy o równych wartościach ustawia według indeksów.</text:p>
        </text:list-item>
      </text:list>
      <text:p text:style-name="P292"><text:span text:style-name="T293">public static void InsertionSort(int[] tab) {      <text:s/></text:span><text:span text:style-name="T294"><text:line-break/></text:span><text:span text:style-name="T295"><text:s text:c="7"/>for</text:span><text:span text:style-name="T296"><text:s/>(</text:span><text:span text:style-name="T297">int</text:span><text:span text:style-name="T298"><text:s/></text:span><text:span text:style-name="T299">i</text:span><text:span text:style-name="T300"><text:s/></text:span><text:span text:style-name="T301">=</text:span><text:span text:style-name="T302"><text:s/></text:span><text:span text:style-name="T303">1</text:span><text:span text:style-name="T304">;<text:s/></text:span><text:span text:style-name="T305">i</text:span><text:span text:style-name="T306"><text:s/></text:span><text:span text:style-name="T307">&lt;</text:span><text:span text:style-name="T308"><text:s/></text:span><text:span text:style-name="T309">tab</text:span><text:span text:style-name="T310">.</text:span><text:span text:style-name="T311">length</text:span><text:span text:style-name="T312">;<text:s/></text:span><text:span text:style-name="T313">i</text:span><text:span text:style-name="T314">++) {</text:span></text:p>
      <text:p text:style-name="P315"><text:span text:style-name="T316">           <text:s/></text:span><text:span text:style-name="T317">int</text:span><text:span text:style-name="T318"><text:s/></text:span><text:span text:style-name="T319">x</text:span><text:span text:style-name="T320"><text:s/></text:span><text:span text:style-name="T321">=</text:span><text:span text:style-name="T322"><text:s/></text:span><text:span text:style-name="T323">tab</text:span><text:span text:style-name="T324">[</text:span><text:span text:style-name="T325">i</text:span><text:span text:style-name="T326">];</text:span></text:p>
      <text:p text:style-name="P327"><text:span text:style-name="T328">           <text:s/></text:span><text:span text:style-name="T329">int</text:span><text:span text:style-name="T330"><text:s/></text:span><text:span text:style-name="T331">j</text:span><text:span text:style-name="T332"><text:s/></text:span><text:span text:style-name="T333">=</text:span><text:span text:style-name="T334"><text:s/></text:span><text:span text:style-name="T335">i</text:span><text:span text:style-name="T336"><text:s/></text:span><text:span text:style-name="T337">-</text:span><text:span text:style-name="T338"><text:s/></text:span><text:span text:style-name="T339">1</text:span><text:span text:style-name="T340">;</text:span></text:p>
      <text:p text:style-name="P341"><text:span text:style-name="T342">           <text:s/></text:span><text:span text:style-name="T343">while</text:span><text:span text:style-name="T344"><text:s/>(</text:span><text:span text:style-name="T345">j</text:span><text:span text:style-name="T346"><text:s/></text:span><text:span text:style-name="T347">&gt;=</text:span><text:span text:style-name="T348"><text:s/></text:span><text:span text:style-name="T349">0</text:span><text:span text:style-name="T350"><text:s/></text:span><text:span text:style-name="T351">&amp;&amp;</text:span><text:span text:style-name="T352"><text:s/></text:span><text:span text:style-name="T353">tab</text:span><text:span text:style-name="T354">[</text:span><text:span text:style-name="T355">j</text:span><text:span text:style-name="T356">]<text:s/></text:span><text:span text:style-name="T357">&gt;</text:span><text:span text:style-name="T358"><text:s/></text:span><text:span text:style-name="T359">x</text:span><text:span text:style-name="T360">) {</text:span></text:p>
      <text:p text:style-name="P361"><text:span text:style-name="T362">               <text:s/></text:span><text:span text:style-name="T363">tab</text:span><text:span text:style-name="T364">[</text:span><text:span text:style-name="T365">j</text:span><text:span text:style-name="T366"><text:s/></text:span><text:span text:style-name="T367">+</text:span><text:span text:style-name="T368"><text:s/></text:span><text:span text:style-name="T369">1</text:span><text:span text:style-name="T370">]<text:s/></text:span><text:span text:style-name="T371">=</text:span><text:span text:style-name="T372"><text:s/></text:span><text:span text:style-name="T373">tab</text:span><text:span text:style-name="T374">[</text:span><text:span text:style-name="T375">j</text:span><text:span text:style-name="T376">];</text:span></text:p>
      <text:p text:style-name="P377"><text:span text:style-name="T378">               <text:s/></text:span><text:span text:style-name="T379">j</text:span><text:span text:style-name="T380">--;}</text:span></text:p>
      <text:p text:style-name="P381"><text:span text:style-name="T382">           <text:s/></text:span><text:span text:style-name="T383">tab</text:span><text:span text:style-name="T384">[</text:span><text:span text:style-name="T385">j</text:span><text:span text:style-name="T386"><text:s/></text:span><text:span text:style-name="T387">+</text:span><text:span text:style-name="T388"><text:s/></text:span><text:span text:style-name="T389">1</text:span><text:span text:style-name="T390">]<text:s/></text:span><text:span text:style-name="T391">=</text:span><text:span text:style-name="T392"><text:s/></text:span><text:span text:style-name="T393">x</text:span><text:span text:style-name="T394">;}}</text:span></text:p>
      <text:p text:style-name="P395"/>
      <text:list text:style-name="LFO1" text:continue-numbering="true">
        <text:list-item>
          <text:p text:style-name="P396">LIFO algorytm:</text:p>
        </text:list-item>
      </text:list>
      <text:list text:style-name="LFO2" text:continue-numbering="true">
        <text:list-item>
          <text:p text:style-name="P397">Tworzenie pustego stosu</text:p>
        </text:list-item>
        <text:list-item>
          <text:p text:style-name="P398">Przechodzimy po każdym znaku od lewej do prawej strony i umieszczamy na stosie</text:p>
        </text:list-item>
        <text:list-item>
          <text:p text:style-name="P399">Tworzenie pustego ciągu znaków</text:p>
        </text:list-item>
        <text:list-item>
          <text:p text:style-name="P400">Pobieranie ze stosu ostatni umieszczony znak, dodawanie do łańcuchu, dopóki stos nie jest pusty</text:p>
        </text:list-item>
      </text:list>
      <text:p text:style-name="P401">Przykład:</text:p>
      <text:p text:style-name="P402">Słowo: buble</text:p>
      <text:list text:style-name="LFO3" text:continue-numbering="true">
        <text:list-item>
          <text:p text:style-name="P403">Stos:<text:s/></text:p>
        </text:list-item>
      </text:list>
      <text:p text:style-name="P404">Słowo: buble</text:p>
      <text:list text:style-name="LFO3" text:continue-numbering="true">
        <text:list-item>
          <text:p text:style-name="P405">Stos: b</text:p>
        </text:list-item>
      </text:list>
      <text:p text:style-name="P406">Słowo: ubble</text:p>
      <text:list text:style-name="LFO3" text:continue-numbering="true">
        <text:list-item>
          <text:p text:style-name="P407">Stos: bu</text:p>
        </text:list-item>
      </text:list>
      <text:p text:style-name="P408">Słowo: bble</text:p>
      <text:list text:style-name="LFO3" text:continue-numbering="true">
        <text:list-item>
          <text:p text:style-name="P409">Stos: bub</text:p>
        </text:list-item>
      </text:list>
      <text:p text:style-name="P410">Słowo: ble</text:p>
      <text:list text:style-name="LFO3" text:continue-numbering="true">
        <text:list-item>
          <text:p text:style-name="P411">Stos: bubb</text:p>
        </text:list-item>
      </text:list>
      <text:p text:style-name="P412">Słowo: le</text:p>
      <text:list text:style-name="LFO3" text:continue-numbering="true">
        <text:list-item>
          <text:p text:style-name="P413">Stos: bubbl</text:p>
        </text:list-item>
      </text:list>
      <text:p text:style-name="P414">Słowo: e</text:p>
      <text:list text:style-name="LFO3" text:continue-numbering="true">
        <text:list-item>
          <text:p text:style-name="P415">Stos: bubble</text:p>
        </text:list-item>
      </text:list>
      <text:p text:style-name="P416">Słowo:<text:s/></text:p>
      <text:p text:style-name="P417">NewSłowo:</text:p>
      <text:list text:style-name="LFO3" text:continue-numbering="true">
        <text:list-item>
          <text:p text:style-name="P418">Stos: bubbl</text:p>
        </text:list-item>
      </text:list>
      <text:p text:style-name="P419">NewSłowo: e</text:p>
      <text:list text:style-name="LFO3" text:continue-numbering="true">
        <text:list-item>
          <text:p text:style-name="P420">Stos: bubb</text:p>
        </text:list-item>
      </text:list>
      <text:p text:style-name="P421">NewSłowo: el</text:p>
      <text:list text:style-name="LFO3" text:continue-numbering="true">
        <text:list-item>
          <text:p text:style-name="P422">Stos: bub</text:p>
        </text:list-item>
      </text:list>
      <text:p text:style-name="P423">NewSłowo: elb</text:p>
      <text:list text:style-name="LFO3" text:continue-numbering="true">
        <text:list-item>
          <text:p text:style-name="P424">Stos: bu</text:p>
        </text:list-item>
      </text:list>
      <text:p text:style-name="P425">NewSłowo: elbb</text:p>
      <text:list text:style-name="LFO3" text:continue-numbering="true">
        <text:list-item>
          <text:p text:style-name="P426">Stos: b</text:p>
        </text:list-item>
      </text:list>
      <text:p text:style-name="P427">NewSłowo: elbbu</text:p>
      <text:list text:style-name="LFO3" text:continue-numbering="true">
        <text:list-item>
          <text:p text:style-name="P428">Stos:</text:p>
        </text:list-item>
      </text:list>
      <text:p text:style-name="P429">NewSłowo: elbbub</text:p>
      <text:p text:style-name="P430"/>
      <text:p text:style-name="P4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helina Belavezha</meta:initial-creator>
    <dc:creator>Anhelina Belavezha</dc:creator>
    <meta:creation-date>2023-03-24T22:53:00Z</meta:creation-date>
    <dc:date>2023-03-24T23:33:00Z</dc:date>
    <meta:template xlink:href="Normal" xlink:type="simple"/>
    <meta:editing-cycles>8</meta:editing-cycles>
    <meta:editing-duration>PT2400S</meta:editing-duration>
    <meta:document-statistic meta:page-count="2" meta:paragraph-count="4" meta:word-count="365" meta:character-count="2442" meta:row-count="17" meta:non-whitespace-character-count="2081"/>
  </office:meta>
</office:document-meta>
</file>